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0.781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63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formula="of:=MAX(VLOOKUP([.C2];[.A:.F];6;0);VLOOKUP([.D2];[.A:.F];6;0);VLOOKUP([.E2];[.A:.F];6;0)) + [.B2]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3];[.A:.F];6;0);VLOOKUP([.D3];[.A:.F];6;0);VLOOKUP([.E3];[.A:.F];6;0)) + [.B3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0</text:p>
          </table:table-cell>
          <table:table-cell table:formula="of:=MAX(VLOOKUP([.C4];[.A:.F];6;0);VLOOKUP([.D4];[.A:.F];6;0);VLOOKUP([.E4];[.A:.F];6;0)) + [.B4]" office:value-type="float" office:value="23" calcext:value-type="float">
            <text:p>23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0</text:p>
          </table:table-cell>
          <table:table-cell table:formula="of:=MAX(VLOOKUP([.C5];[.A:.F];6;0);VLOOKUP([.D5];[.A:.F];6;0);VLOOKUP([.E5];[.A:.F];6;0)) + [.B5]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formula="of:=MAX(VLOOKUP([.C6];[.A:.F];6;0);VLOOKUP([.D6];[.A:.F];6;0);VLOOKUP([.E6];[.A:.F];6;0)) + [.B6]" office:value-type="float" office:value="25" calcext:value-type="float">
            <text:p>2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formula="of:=MAX(VLOOKUP([.C7];[.A:.F];6;0);VLOOKUP([.D7];[.A:.F];6;0);VLOOKUP([.E7];[.A:.F];6;0)) + [.B7]" office:value-type="float" office:value="16" calcext:value-type="float">
            <text:p>16</text:p>
          </table:table-cell>
          <table:table-cell table:formula="of:=MAX([.F:.F])" office:value-type="float" office:value="25" calcext:value-type="float">
            <text:p>25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8];[.A:.F];6;0);VLOOKUP([.D8];[.A:.F];6;0);VLOOKUP([.E8];[.A:.F];6;0)) + [.B8]"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0</text:p>
          </table:table-cell>
          <table:table-cell table:formula="of:=MAX(VLOOKUP([.C9];[.A:.F];6;0);VLOOKUP([.D9];[.A:.F];6;0);VLOOKUP([.E9];[.A:.F];6;0)) + [.B9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0</text:p>
          </table:table-cell>
          <table:table-cell table:formula="of:=MAX(VLOOKUP([.C10];[.A:.F];6;0);VLOOKUP([.D10];[.A:.F];6;0);VLOOKUP([.E10];[.A:.F];6;0)) + [.B10]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0</text:p>
          </table:table-cell>
          <table:table-cell table:formula="of:=MAX(VLOOKUP([.C11];[.A:.F];6;0);VLOOKUP([.D11];[.A:.F];6;0);VLOOKUP([.E11];[.A:.F];6;0)) + [.B11]" office:value-type="float" office:value="7" calcext:value-type="float">
            <text:p>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formula="of:=MAX(VLOOKUP([.C12];[.A:.F];6;0);VLOOKUP([.D12];[.A:.F];6;0);VLOOKUP([.E12];[.A:.F];6;0)) + [.B12]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3];[.A:.F];6;0);VLOOKUP([.D13];[.A:.F];6;0);VLOOKUP([.E13];[.A:.F];6;0)) + [.B13]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4];[.A:.F];6;0);VLOOKUP([.D14];[.A:.F];6;0);VLOOKUP([.E14];[.A:.F];6;0)) + [.B14]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5];[.A:.F];6;0);VLOOKUP([.D15];[.A:.F];6;0);VLOOKUP([.E15];[.A:.F];6;0)) + [.B15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9" calcext:value-type="float">
            <text:p>9</text:p>
          </table:table-cell>
          <table:table-cell table:formula="of:=MAX(VLOOKUP([.C16];[.A:.F];6;0);VLOOKUP([.D16];[.A:.F];6;0);VLOOKUP([.E16];[.A:.F];6;0)) + [.B16]" office:value-type="float" office:value="23" calcext:value-type="float">
            <text:p>23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formula="of:=MAX(VLOOKUP([.C17];[.A:.F];6;0);VLOOKUP([.D17];[.A:.F];6;0);VLOOKUP([.E17];[.A:.F];6;0)) + [.B17]"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8];[.A:.F];6;0);VLOOKUP([.D18];[.A:.F];6;0);VLOOKUP([.E18];[.A:.F];6;0)) + [.B18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0</text:p>
          </table:table-cell>
          <table:table-cell table:formula="of:=MAX(VLOOKUP([.C19];[.A:.F];6;0);VLOOKUP([.D19];[.A:.F];6;0);VLOOKUP([.E19];[.A:.F];6;0)) + [.B19]"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0];[.A:.F];6;0);VLOOKUP([.D20];[.A:.F];6;0);VLOOKUP([.E20];[.A:.F];6;0)) + [.B20]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1];[.A:.F];6;0);VLOOKUP([.D21];[.A:.F];6;0);VLOOKUP([.E21];[.A:.F];6;0)) + [.B21]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2];[.A:.F];6;0);VLOOKUP([.D22];[.A:.F];6;0);VLOOKUP([.E22];[.A:.F];6;0)) + [.B22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3];[.A:.F];6;0);VLOOKUP([.D23];[.A:.F];6;0);VLOOKUP([.E23];[.A:.F];6;0)) + [.B23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</text:p>
          </table:table-cell>
          <table:table-cell table:formula="of:=MAX(VLOOKUP([.C24];[.A:.F];6;0);VLOOKUP([.D24];[.A:.F];6;0);VLOOKUP([.E24];[.A:.F];6;0)) + [.B24]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formula="of:=MAX(VLOOKUP([.C25];[.A:.F];6;0);VLOOKUP([.D25];[.A:.F];6;0);VLOOKUP([.E25];[.A:.F];6;0)) + [.B25]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6];[.A:.F];6;0);VLOOKUP([.D26];[.A:.F];6;0);VLOOKUP([.E26];[.A:.F];6;0)) + [.B26]" office:value-type="float" office:value="16" calcext:value-type="float">
            <text:p>16</text:p>
          </table:table-cell>
          <table:table-cell table:number-columns-repeated="16378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.00.0000</text:date>, <text:time style:data-style-name="N2" text:time-value="19:23:47.3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Denis M. Ushakov</meta:initial-creator>
    <meta:creation-date>2025-07-12T17:36:23Z</meta:creation-date>
    <dc:date>2025-12-16T19:30:38.360000000</dc:date>
    <meta:editing-duration>PT7M</meta:editing-duration>
    <meta:editing-cycles>2</meta:editing-cycles>
    <meta:document-statistic meta:table-count="1" meta:cell-count="157" meta:object-count="0"/>
  </office:meta>
</office:document-meta>
</file>